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A70000037524DDE4B3D023BCFE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585cm, 9.913cm, 3.895cm, 7.433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97cm" svg:height="15.717cm" svg:x="6.912cm" svg:y="0.033cm">
          <draw:image xlink:href="Pictures/10000000000004A70000037524DDE4B3D023BCFE.png" xlink:type="simple" xlink:show="embed" xlink:actuate="onLoad" loext:mime-type="image/png">
            <text:p/>
          </draw:image>
        </draw:frame>
        <draw:line draw:style-name="gr2" draw:text-style-name="P2" draw:layer="layout" svg:x1="10.881cm" svg:y1="8.89cm" svg:x2="11.897cm" svg:y2="8.89cm">
          <text:p/>
        </draw:line>
        <draw:line draw:style-name="gr2" draw:text-style-name="P2" draw:layer="layout" svg:x1="12.446cm" svg:y1="7.366cm" svg:x2="11.43cm" svg:y2="7.38cm">
          <text:p/>
        </draw:line>
        <draw:line draw:style-name="gr2" draw:text-style-name="P2" draw:layer="layout" svg:x1="13.461cm" svg:y1="2.54cm" svg:x2="14.478cm" svg:y2="2.554cm">
          <text:p/>
        </draw:line>
        <draw:line draw:style-name="gr2" draw:text-style-name="P2" draw:layer="layout" svg:x1="11.938cm" svg:y1="3.542cm" svg:x2="10.922cm" svg:y2="3.556cm">
          <text:p/>
        </draw:line>
        <draw:line draw:style-name="gr2" draw:text-style-name="P2" draw:layer="layout" svg:x1="19.558cm" svg:y1="6.096cm" svg:x2="20.574cm" svg:y2="6.096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ffff00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4:44:41.029232208</meta:creation-date>
    <dc:date>2020-09-27T04:47:55.106802381</dc:date>
    <meta:editing-duration>PT3M15S</meta:editing-duration>
    <meta:editing-cycles>1</meta:editing-cycles>
    <meta:document-statistic meta:object-count="29"/>
    <meta:generator>LibreOffice/6.4.5.2$Linux_X86_64 LibreOffice_project/40$Build-2</meta:generator>
  </office:meta>
</office:document-meta>
</file>